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29cm" fo:min-width="4.38cm"/>
      <style:paragraph-properties style:writing-mode="lr-tb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 fo:min-height="2.29cm" fo:min-width="4.326cm"/>
      <style:paragraph-properties style:writing-mode="lr-tb"/>
    </style:style>
    <style:style style:name="gr3" style:family="graphic" style:parent-style-name="standard">
      <style:graphic-properties svg:stroke-color="#000000" draw:fill-color="#00cc00" draw:textarea-horizontal-align="justify" draw:textarea-vertical-align="middle" draw:auto-grow-height="false" fo:min-height="2.29cm" fo:min-width="4.326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274cm" fo:min-width="2.302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274cm" fo:min-width="2.294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282cm" fo:min-width="2.294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32cm" fo:min-width="2.16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664cm" fo:min-width="2.162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274cm" fo:min-width="2.04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950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950e" draw:textarea-horizontal-align="justify" draw:textarea-vertical-align="middle" draw:auto-grow-height="false" fo:min-height="1.282cm" fo:min-width="2.294cm"/>
      <style:paragraph-properties style:writing-mode="lr-tb"/>
    </style:style>
    <style:style style:name="gr16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svg:stroke-color="#000000" draw:fill-color="#00cc00" draw:textarea-horizontal-align="justify" draw:textarea-vertical-align="middle" draw:auto-grow-height="false" fo:min-height="1.282cm" fo:min-width="2.294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950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00cc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50e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00cc00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88cm" svg:height="2.54cm" svg:x="2.794cm" svg:y="0.254cm">
          <text:p text:style-name="P1">Angul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2.54cm" svg:x="12.174cm" svg:y="0.254cm">
          <text:p text:style-name="P1">Flask 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2.54cm" svg:x="21.5cm" svg:y="0.254cm">
          <text:p text:style-name="P1">CouchDB Database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802cm" svg:height="1.524cm" svg:x="1.708cm" svg:y="7.274cm">
          <text:p text:style-name="P4"><text:span text:style-name="T1">Fragments</text:span></text:p>
          <text:p text:style-name="P4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794cm" svg:height="1.524cm" svg:x="5.596cm" svg:y="7.212cm">
          <text:p text:style-name="P4"><text:span text:style-name="T1">Dashboard</text:span></text:p>
          <text:p text:style-name="P4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94cm" svg:height="1.532cm" svg:x="5.596cm" svg:y="4.418cm">
          <text:p text:style-name="P4"><text:span text:style-name="T1">Login</text:span></text:p>
          <text:p text:style-name="P4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96cm" svg:height="1.016cm" svg:x="3.908cm" svg:y="10.414cm">
          <text:p text:style-name="P5"><text:span text:style-name="T2">Fragment column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96cm" svg:height="0.948cm" svg:x="3.908cm" svg:y="11.684cm">
          <text:p text:style-name="P5"><text:span text:style-name="T2">Commentary colum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2.696cm" svg:height="1.016cm" svg:x="3.908cm" svg:y="12.854cm">
          <text:p text:style-name="P5"><text:span text:style-name="T2">Play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6.966cm" svg:y1="5.95cm" svg:x2="6.966cm" svg:y2="7.212cm">
          <text:p/>
        </draw:line>
        <draw:line draw:style-name="gr9" draw:text-style-name="P6" draw:layer="layout" svg:x1="3.102cm" svg:y1="2.794cm" svg:x2="3.102cm" svg:y2="7.274cm">
          <text:p/>
        </draw:line>
        <draw:line draw:style-name="gr9" draw:text-style-name="P6" draw:layer="layout" svg:x1="6.904cm" svg:y1="2.794cm" svg:x2="6.904cm" svg:y2="4.418cm">
          <text:p/>
        </draw:line>
        <draw:custom-shape draw:style-name="gr10" draw:text-style-name="P5" draw:layer="layout" svg:width="2.54cm" svg:height="1.524cm" svg:x="8.234cm" svg:y="10.406cm">
          <text:p text:style-name="P5"><text:span text:style-name="T2">Change fragment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" draw:id="id2" draw:layer="layout" svg:width="2.54cm" svg:height="1.27cm" svg:x="8.234cm" svg:y="12.084cm">
          <text:p text:style-name="P5"><text:span text:style-name="T2">Change user data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7.674cm" svg:y1="1.224cm" svg:x2="12.174cm" svg:y2="1.224cm">
          <text:p/>
        </draw:line>
        <draw:line draw:style-name="gr13" draw:text-style-name="P6" draw:layer="layout" svg:x1="12.174cm" svg:y1="1.778cm" svg:x2="7.674cm" svg:y2="1.778cm">
          <text:p/>
        </draw:line>
        <draw:line draw:style-name="gr14" draw:text-style-name="P6" draw:layer="layout" svg:x1="21.5cm" svg:y1="1.778cm" svg:x2="17cm" svg:y2="1.778cm">
          <text:p/>
        </draw:line>
        <draw:line draw:style-name="gr13" draw:text-style-name="P6" draw:layer="layout" svg:x1="17cm" svg:y1="1.27cm" svg:x2="21.5cm" svg:y2="1.27cm">
          <text:p/>
        </draw:line>
        <draw:custom-shape draw:style-name="gr15" draw:text-style-name="P7" draw:layer="layout" svg:width="2.794cm" svg:height="1.532cm" svg:x="11.692cm" svg:y="4.31cm">
          <text:p text:style-name="P4"><text:span text:style-name="T1">Fragment Hand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94cm" svg:height="1.532cm" svg:x="14.74cm" svg:y="4.31cm">
          <text:p text:style-name="P4"><text:span text:style-name="T1">User </text:span><text:span text:style-name="T1">Handling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208cm" svg:y1="2.794cm" svg:x2="13.208cm" svg:y2="4.31cm">
          <text:p/>
        </draw:line>
        <draw:line draw:style-name="gr9" draw:text-style-name="P6" draw:layer="layout" svg:x1="16.002cm" svg:y1="2.794cm" svg:x2="16.002cm" svg:y2="4.31cm">
          <text:p/>
        </draw:line>
        <draw:connector draw:style-name="gr16" draw:text-style-name="P6" draw:layer="layout" svg:x1="6.993cm" svg:y1="8.736cm" svg:x2="8.234cm" svg:y2="12.719cm" draw:start-shape="id1" draw:start-glue-point="2" draw:end-shape="id2" draw:end-glue-point="3" svg:d="M6993 8736v3983h1241" svg:viewBox="0 0 1242 3984">
          <text:p/>
        </draw:connector>
        <draw:line draw:style-name="gr16" draw:text-style-name="P6" draw:layer="layout" svg:x1="6.987cm" svg:y1="11.276cm" svg:x2="8.234cm" svg:y2="11.276cm">
          <text:p/>
        </draw:line>
        <draw:connector draw:style-name="gr16" draw:text-style-name="P6" draw:layer="layout" svg:x1="3.109cm" svg:y1="8.798cm" svg:x2="3.908cm" svg:y2="13.362cm" draw:start-shape="id3" draw:start-glue-point="2" draw:end-shape="id4" draw:end-glue-point="3" svg:d="M3109 8798v4564h799" svg:viewBox="0 0 800 4565">
          <text:p/>
        </draw:connector>
        <draw:line draw:style-name="gr16" draw:text-style-name="P6" draw:layer="layout" svg:x1="3.109cm" svg:y1="12.192cm" svg:x2="3.908cm" svg:y2="12.192cm">
          <text:p/>
        </draw:line>
        <draw:line draw:style-name="gr16" draw:text-style-name="P6" draw:layer="layout" svg:x1="3.109cm" svg:y1="10.922cm" svg:x2="3.908cm" svg:y2="10.922cm">
          <text:p/>
        </draw:line>
        <draw:custom-shape draw:style-name="gr17" draw:text-style-name="P8" draw:layer="layout" svg:width="2.794cm" svg:height="1.532cm" svg:x="20.992cm" svg:y="4.31cm">
          <text:p text:style-name="P4"><text:span text:style-name="T1">Fragments 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1.532cm" svg:x="24.04cm" svg:y="4.31cm">
          <text:p text:style-name="P4"><text:span text:style-name="T1">Users Tabl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2.508cm" svg:y1="2.794cm" svg:x2="22.508cm" svg:y2="4.31cm">
          <text:p/>
        </draw:line>
        <draw:line draw:style-name="gr9" draw:text-style-name="P6" draw:layer="layout" svg:x1="25.302cm" svg:y1="2.794cm" svg:x2="25.302cm" svg:y2="4.31cm">
          <text:p/>
        </draw:lin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9-28T12:24:39.833690577</meta:creation-date>
    <dc:date>2022-09-28T12:48:30.195922683</dc:date>
    <dc:creator>Luuk Nolden</dc:creator>
    <meta:editing-duration>PT20S</meta:editing-duration>
    <meta:editing-cycles>2</meta:editing-cycles>
    <meta:generator>LibreOffice/7.3.6.2$Linux_X86_64 LibreOffice_project/30$Build-2</meta:generator>
    <meta:document-statistic meta:object-count="54"/>
  </office:meta>
</office:document-meta>
</file>